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officeooo:paragraph-rsid="00091c26"/>
    </style:style>
    <style:style style:name="P2" style:family="paragraph" style:parent-style-name="Standard">
      <style:paragraph-properties fo:margin-top="0in" fo:margin-bottom="0in" loext:contextual-spacing="false" fo:line-height="100%"/>
      <style:text-properties officeooo:paragraph-rsid="000ad007"/>
    </style:style>
    <style:style style:name="P3" style:family="paragraph" style:parent-style-name="normal">
      <style:paragraph-properties fo:margin-top="0in" fo:margin-bottom="0in" loext:contextual-spacing="false" fo:line-height="100%"/>
      <style:text-properties style:font-name="Times New Roman" fo:font-size="11pt" fo:font-weight="bold" officeooo:paragraph-rsid="00072614" style:font-name-asian="Times New Roman2" style:font-size-asian="11pt" style:font-weight-asian="bold" style:font-name-complex="Times New Roman2" style:font-size-complex="11pt"/>
    </style:style>
    <style:style style:name="P4" style:family="paragraph" style:parent-style-name="normal">
      <style:paragraph-properties fo:margin-top="0in" fo:margin-bottom="0in" loext:contextual-spacing="false" fo:line-height="100%"/>
      <style:text-properties style:font-name="Times New Roman" fo:font-size="11pt" fo:font-weight="bold" officeooo:rsid="001109a4" officeooo:paragraph-rsid="00072614" style:font-name-asian="Times New Roman2" style:font-size-asian="11pt" style:font-weight-asian="bold" style:font-name-complex="Times New Roman2" style:font-size-complex="11pt"/>
    </style:style>
    <style:style style:name="P5" style:family="paragraph" style:parent-style-name="normal">
      <style:paragraph-properties fo:margin-top="0in" fo:margin-bottom="0in" loext:contextual-spacing="false" fo:line-height="100%"/>
      <style:text-properties style:font-name="Times New Roman" fo:font-size="10pt" officeooo:rsid="001cd417" officeooo:paragraph-rsid="00072614" style:font-name-asian="Times New Roman2" style:font-size-asian="10pt" style:font-name-complex="Times New Roman2" style:font-size-complex="10pt"/>
    </style:style>
    <style:style style:name="P6" style:family="paragraph" style:parent-style-name="normal">
      <style:paragraph-properties fo:margin-top="0in" fo:margin-bottom="0in" loext:contextual-spacing="false" fo:line-height="100%"/>
      <style:text-properties style:font-name="Times New Roman" fo:font-size="10pt" officeooo:paragraph-rsid="00072614" style:font-name-asian="Times New Roman2" style:font-size-asian="10pt" style:font-name-complex="Times New Roman2" style:font-size-complex="10pt"/>
    </style:style>
    <style:style style:name="P7" style:family="paragraph" style:parent-style-name="normal">
      <style:paragraph-properties fo:margin-top="0in" fo:margin-bottom="0in" loext:contextual-spacing="false" fo:line-height="100%"/>
      <style:text-properties style:font-name="Times New Roman" fo:font-size="10pt" officeooo:paragraph-rsid="000c1d22" style:font-name-asian="Times New Roman2" style:font-size-asian="10pt" style:font-name-complex="Times New Roman2"/>
    </style:style>
    <style:style style:name="P8" style:family="paragraph" style:parent-style-name="normal">
      <style:paragraph-properties fo:margin-top="0in" fo:margin-bottom="0in" loext:contextual-spacing="false" fo:line-height="100%"/>
      <style:text-properties officeooo:paragraph-rsid="00072614"/>
    </style:style>
    <style:style style:name="P9" style:family="paragraph" style:parent-style-name="normal">
      <style:paragraph-properties fo:margin-top="0in" fo:margin-bottom="0in" loext:contextual-spacing="false" fo:line-height="100%"/>
      <style:text-properties fo:font-size="10pt" fo:font-style="italic" fo:font-weight="normal" officeooo:paragraph-rsid="00072614" style:font-size-asian="10pt" style:font-style-asian="italic" style:font-weight-asian="normal" style:font-size-complex="10pt" style:font-style-complex="italic" style:font-weight-complex="normal"/>
    </style:style>
    <style:style style:name="P10" style:family="paragraph" style:parent-style-name="normal">
      <style:paragraph-properties fo:margin-top="0in" fo:margin-bottom="0in" loext:contextual-spacing="false" fo:line-height="100%"/>
      <style:text-properties fo:font-size="10pt" fo:font-style="italic" fo:font-weight="normal" officeooo:paragraph-rsid="000f49ee" style:font-size-asian="10pt" style:font-style-asian="italic" style:font-weight-asian="normal" style:font-size-complex="10pt" style:font-style-complex="italic" style:font-weight-complex="normal"/>
    </style:style>
    <style:style style:name="P11" style:family="paragraph" style:parent-style-name="normal">
      <style:paragraph-properties fo:margin-top="0in" fo:margin-bottom="0in" loext:contextual-spacing="false" fo:line-height="100%"/>
      <style:text-properties fo:font-size="10pt" officeooo:paragraph-rsid="00072614" style:font-size-asian="10pt" style:font-size-complex="10pt"/>
    </style:style>
    <style:style style:name="P12" style:family="paragraph" style:parent-style-name="normal">
      <style:paragraph-properties fo:margin-left="0.5in" fo:margin-right="0in" fo:margin-top="0in" fo:margin-bottom="0in" loext:contextual-spacing="false" fo:text-indent="0in" style:auto-text-indent="false"/>
      <style:text-properties style:font-name="Times New Roman" fo:font-size="10.5pt" fo:font-weight="bold" officeooo:paragraph-rsid="00072614" style:font-name-asian="Times New Roman2" style:font-size-asian="10.5pt" style:font-weight-asian="bold" style:font-name-complex="Times New Roman2" style:font-size-complex="10.5pt"/>
    </style:style>
    <style:style style:name="P13" style:family="paragraph" style:parent-style-name="normal">
      <style:paragraph-properties fo:margin-left="0.5in" fo:margin-right="0in" fo:margin-top="0in" fo:margin-bottom="0in" loext:contextual-spacing="false" fo:text-indent="0in" style:auto-text-indent="false"/>
      <style:text-properties style:font-name="Times New Roman" fo:font-size="10pt" officeooo:paragraph-rsid="00072614" style:font-name-asian="Times New Roman2" style:font-size-asian="10pt" style:font-name-complex="Times New Roman2" style:font-size-complex="10pt"/>
    </style:style>
    <style:style style:name="P14" style:family="paragraph" style:parent-style-name="normal">
      <style:paragraph-properties fo:margin-left="0.5in" fo:margin-right="0in" fo:margin-top="0in" fo:margin-bottom="0in" loext:contextual-spacing="false" fo:text-indent="0in" style:auto-text-indent="false"/>
      <style:text-properties style:font-name="Times New Roman" fo:font-size="10pt" officeooo:paragraph-rsid="00072614" style:font-name-asian="Times New Roman2" style:font-size-asian="10pt" style:font-name-complex="Times New Roman2"/>
    </style:style>
    <style:style style:name="P15" style:family="paragraph" style:parent-style-name="normal">
      <style:paragraph-properties fo:margin-left="0.5in" fo:margin-right="0in" fo:margin-top="0in" fo:margin-bottom="0in" loext:contextual-spacing="false" fo:text-indent="0in" style:auto-text-indent="false"/>
      <style:text-properties officeooo:paragraph-rsid="00072614"/>
    </style:style>
    <style:style style:name="P16" style:family="paragraph" style:parent-style-name="normal">
      <style:paragraph-properties fo:margin-left="0in" fo:margin-right="0in" fo:margin-top="0in" fo:margin-bottom="0in" loext:contextual-spacing="false" fo:line-height="100%" fo:text-indent="0in" style:auto-text-indent="false"/>
      <style:text-properties officeooo:paragraph-rsid="00072614"/>
    </style:style>
    <style:style style:name="P17" style:family="paragraph" style:parent-style-name="normal">
      <style:paragraph-properties fo:margin-left="0in" fo:margin-right="0in" fo:margin-top="0in" fo:margin-bottom="0in" loext:contextual-spacing="false" fo:line-height="100%" fo:text-indent="0in" style:auto-text-indent="false"/>
      <style:text-properties fo:font-size="10pt" officeooo:paragraph-rsid="00072614" style:font-size-asian="10pt" style:font-size-complex="10pt"/>
    </style:style>
    <style:style style:name="P18" style:family="paragraph" style:parent-style-name="normal">
      <style:paragraph-properties fo:margin-left="0in" fo:margin-right="0in" fo:margin-top="0in" fo:margin-bottom="0in" loext:contextual-spacing="false" fo:line-height="100%" fo:text-indent="0in" style:auto-text-indent="false"/>
      <style:text-properties style:font-name="Times New Roman" fo:font-size="11pt" fo:font-weight="bold" officeooo:rsid="001109a4" officeooo:paragraph-rsid="00072614" style:font-name-asian="Times New Roman2" style:font-size-asian="11pt" style:font-weight-asian="bold" style:font-name-complex="Times New Roman2" style:font-size-complex="11pt"/>
    </style:style>
    <style:style style:name="P19" style:family="paragraph" style:parent-style-name="normal">
      <style:paragraph-properties fo:margin-left="0in" fo:margin-right="0in" fo:margin-top="0in" fo:margin-bottom="0in" loext:contextual-spacing="false" fo:line-height="100%" fo:text-indent="0in" style:auto-text-indent="false"/>
      <style:text-properties style:font-name="Times New Roman" fo:font-size="10pt" officeooo:paragraph-rsid="00072614" style:font-name-asian="Times New Roman2" style:font-size-asian="10pt" style:font-name-complex="Times New Roman2" style:font-size-complex="10pt"/>
    </style:style>
    <style:style style:name="P20" style:family="paragraph" style:parent-style-name="normal">
      <style:paragraph-properties fo:margin-left="0in" fo:margin-right="0in" fo:margin-top="0in" fo:margin-bottom="0in" loext:contextual-spacing="false" fo:text-indent="0in" style:auto-text-indent="false"/>
      <style:text-properties style:font-name="Times New Roman" fo:font-size="10pt" officeooo:paragraph-rsid="00072614" style:font-name-asian="Times New Roman2" style:font-size-asian="10pt" style:font-name-complex="Times New Roman2" style:font-size-complex="10pt"/>
    </style:style>
    <style:style style:name="P21" style:family="paragraph" style:parent-style-name="Heading_20_1" style:master-page-name="">
      <loext:graphic-properties draw:fill="none"/>
      <style:paragraph-properties fo:margin-left="0in" fo:margin-right="0in" fo:margin-top="0in" fo:margin-bottom="0in" loext:contextual-spacing="false" fo:line-height="150%" fo:keep-together="always" fo:text-indent="0in" style:auto-text-indent="false" style:page-number="auto" fo:background-color="transparent" fo:keep-with-next="always"/>
      <style:text-properties fo:font-size="11pt" fo:font-weight="normal" officeooo:paragraph-rsid="00072614" style:font-size-asian="11pt" style:font-weight-asian="normal"/>
    </style:style>
    <style:style style:name="P22" style:family="paragraph" style:parent-style-name="normal">
      <style:paragraph-properties fo:margin-left="0in" fo:margin-right="0in" fo:margin-top="0in" fo:margin-bottom="0in" loext:contextual-spacing="false" fo:line-height="100%" fo:text-indent="0.5in" style:auto-text-indent="false"/>
      <style:text-properties fo:font-size="10pt" officeooo:paragraph-rsid="00072614" style:font-size-asian="10pt" style:font-size-complex="10pt"/>
    </style:style>
    <style:style style:name="P23" style:family="paragraph" style:parent-style-name="normal">
      <style:paragraph-properties fo:margin-left="0in" fo:margin-right="0in" fo:margin-top="0in" fo:margin-bottom="0in" loext:contextual-spacing="false" fo:line-height="100%" fo:text-indent="0.5in" style:auto-text-indent="false"/>
      <style:text-properties officeooo:paragraph-rsid="00072614"/>
    </style:style>
    <style:style style:name="P24" style:family="paragraph" style:parent-style-name="normal">
      <style:paragraph-properties fo:margin-left="0in" fo:margin-right="0in" fo:margin-top="0in" fo:margin-bottom="0in" loext:contextual-spacing="false" fo:text-indent="0.5in" style:auto-text-indent="false"/>
      <style:text-properties style:font-name="Times New Roman" fo:font-size="10.5pt" fo:font-weight="bold" officeooo:paragraph-rsid="00072614" style:font-name-asian="Times New Roman2" style:font-size-asian="10.5pt" style:font-weight-asian="bold" style:font-name-complex="Times New Roman2" style:font-size-complex="10.5pt"/>
    </style:style>
    <style:style style:name="P25" style:family="paragraph" style:parent-style-name="normal">
      <style:paragraph-properties fo:margin-left="0in" fo:margin-right="0in" fo:margin-top="0in" fo:margin-bottom="0in" loext:contextual-spacing="false" fo:line-height="100%" fo:text-indent="0.5in" style:auto-text-indent="false"/>
      <style:text-properties style:font-name="Times New Roman" fo:font-size="11pt" fo:font-weight="bold" officeooo:rsid="001109a4" officeooo:paragraph-rsid="00072614" style:font-name-asian="Times New Roman2" style:font-size-asian="11pt" style:font-weight-asian="bold" style:font-name-complex="Times New Roman2" style:font-size-complex="11pt"/>
    </style:style>
    <style:style style:name="P26" style:family="paragraph" style:parent-style-name="Heading_20_1">
      <style:paragraph-properties fo:line-height="200%"/>
      <style:text-properties fo:font-size="3pt" fo:font-weight="normal" officeooo:rsid="000d389f" officeooo:paragraph-rsid="00072614" style:font-size-asian="3pt" style:font-weight-asian="normal" style:font-size-complex="3pt"/>
    </style:style>
    <style:style style:name="P27" style:family="paragraph" style:parent-style-name="Standard">
      <style:paragraph-properties fo:margin-top="0in" fo:margin-bottom="0in" loext:contextual-spacing="false" fo:line-height="100%"/>
      <style:text-properties style:font-name="Times New Roman" fo:font-size="10pt" officeooo:rsid="00091c26" officeooo:paragraph-rsid="00091c26" style:font-name-asian="Times New Roman2" style:font-size-asian="10pt" style:font-name-complex="Times New Roman2"/>
    </style:style>
    <style:style style:name="P28" style:family="paragraph" style:parent-style-name="normal">
      <style:paragraph-properties fo:margin-left="0.5in" fo:margin-right="0in" fo:margin-top="0in" fo:margin-bottom="0in" loext:contextual-spacing="false" fo:text-indent="0in" style:auto-text-indent="false"/>
      <style:text-properties style:font-name="Times New Roman" fo:font-size="10.5pt" fo:font-weight="bold" officeooo:rsid="000f49ee" officeooo:paragraph-rsid="000f49ee" style:font-name-asian="Times New Roman2" style:font-size-asian="10.5pt" style:font-weight-asian="bold" style:font-name-complex="Times New Roman2" style:font-size-complex="10.5pt"/>
    </style:style>
    <style:style style:name="P29" style:family="paragraph" style:parent-style-name="normal">
      <style:paragraph-properties fo:margin-left="0.5in" fo:margin-right="0in" fo:margin-top="0in" fo:margin-bottom="0in" loext:contextual-spacing="false" fo:text-indent="0in" style:auto-text-indent="false"/>
      <style:text-properties style:font-name="Times New Roman" fo:font-size="10pt" fo:font-weight="normal" officeooo:rsid="000f49ee" officeooo:paragraph-rsid="000f49ee" style:font-name-asian="Times New Roman2" style:font-size-asian="10pt" style:font-weight-asian="normal" style:font-name-complex="Times New Roman2" style:font-size-complex="10.5pt" style:font-weight-complex="normal"/>
    </style:style>
    <style:style style:name="P30" style:family="paragraph" style:parent-style-name="normal">
      <style:paragraph-properties fo:margin-left="0.5in" fo:margin-right="0in" fo:margin-top="0in" fo:margin-bottom="0in" loext:contextual-spacing="false" fo:text-indent="0in" style:auto-text-indent="false"/>
      <style:text-properties style:font-name="Times New Roman" fo:font-size="10pt" fo:font-weight="normal" officeooo:rsid="000f49ee" officeooo:paragraph-rsid="001436a2" style:font-name-asian="Times New Roman2" style:font-size-asian="10pt" style:font-weight-asian="normal" style:font-name-complex="Times New Roman2" style:font-size-complex="10.5pt" style:font-weight-complex="normal"/>
    </style:style>
    <style:style style:name="P31" style:family="paragraph" style:parent-style-name="normal">
      <style:paragraph-properties fo:margin-left="0.5in" fo:margin-right="0in" fo:margin-top="0in" fo:margin-bottom="0in" loext:contextual-spacing="false" fo:text-indent="0in" style:auto-text-indent="false"/>
      <style:text-properties style:font-name="Times New Roman" fo:font-size="10pt" fo:font-weight="normal" officeooo:rsid="001269d8" officeooo:paragraph-rsid="001269d8" style:font-name-asian="Times New Roman2" style:font-size-asian="10pt" style:font-weight-asian="normal" style:font-name-complex="Times New Roman2" style:font-size-complex="10.5pt" style:font-weight-complex="normal"/>
    </style:style>
    <style:style style:name="P32" style:family="paragraph" style:parent-style-name="normal">
      <style:paragraph-properties fo:margin-top="0in" fo:margin-bottom="0in" loext:contextual-spacing="false" fo:line-height="100%"/>
      <style:text-properties fo:font-size="10pt" officeooo:paragraph-rsid="00072614" style:font-size-asian="10pt" style:font-size-complex="10pt"/>
    </style:style>
    <style:style style:name="P33" style:family="paragraph" style:parent-style-name="Heading_20_1" style:master-page-name="Standard">
      <style:paragraph-properties style:page-number="auto"/>
      <style:text-properties officeooo:paragraph-rsid="00072614"/>
    </style:style>
    <style:style style:name="T1" style:family="text">
      <style:text-properties fo:font-size="10pt" fo:font-weight="normal" officeooo:rsid="00072614" style:font-size-asian="10pt" style:font-weight-asian="normal" style:font-weight-complex="normal"/>
    </style:style>
    <style:style style:name="T2" style:family="text">
      <style:text-properties fo:font-size="10pt" fo:font-weight="normal" officeooo:rsid="000f49ee" style:font-size-asian="10pt" style:font-weight-asian="normal" style:font-weight-complex="normal"/>
    </style:style>
    <style:style style:name="T3" style:family="text">
      <style:text-properties fo:font-size="10pt" fo:font-weight="normal" officeooo:rsid="001436a2" style:font-size-asian="10pt" style:font-weight-asian="normal" style:font-weight-complex="normal"/>
    </style:style>
    <style:style style:name="T4" style:family="text">
      <style:text-properties fo:font-size="11pt" fo:font-weight="normal" style:font-size-asian="11pt" style:font-weight-asian="normal"/>
    </style:style>
    <style:style style:name="T5" style:family="text">
      <style:text-properties fo:font-size="11pt" fo:font-weight="normal" officeooo:rsid="002f6e77" style:font-size-asian="11pt" style:font-weight-asian="normal"/>
    </style:style>
    <style:style style:name="T6" style:family="text">
      <style:text-properties fo:font-size="14pt" style:font-size-asian="14pt"/>
    </style:style>
    <style:style style:name="T7" style:family="text">
      <style:text-properties officeooo:rsid="0028147d"/>
    </style:style>
    <style:style style:name="T8" style:family="text">
      <style:text-properties style:font-name="Times New Roman" fo:font-size="12pt" fo:font-weight="bold" style:font-name-asian="Times New Roman2" style:font-size-asian="12pt" style:font-weight-asian="bold" style:font-name-complex="Times New Roman2" style:font-size-complex="10.5pt"/>
    </style:style>
    <style:style style:name="T9" style:family="text">
      <style:text-properties style:font-name="Times New Roman" fo:font-size="12pt" fo:font-style="italic" style:font-name-asian="Times New Roman2" style:font-size-asian="12pt" style:font-style-asian="italic" style:font-name-complex="Times New Roman2"/>
    </style:style>
    <style:style style:name="T10" style:family="text">
      <style:text-properties style:font-name="Times New Roman" fo:font-size="10.5pt" fo:font-weight="bold" style:font-name-asian="Times New Roman2" style:font-size-asian="10.5pt" style:font-weight-asian="bold" style:font-name-complex="Times New Roman2" style:font-size-complex="10.5pt"/>
    </style:style>
    <style:style style:name="T11" style:family="text">
      <style:text-properties style:font-name="Times New Roman" fo:font-size="10.5pt" fo:font-weight="bold" officeooo:rsid="00217ec3" style:font-name-asian="Times New Roman2" style:font-size-asian="10.5pt" style:font-weight-asian="bold" style:font-name-complex="Times New Roman2" style:font-size-complex="10.5pt"/>
    </style:style>
    <style:style style:name="T12" style:family="text">
      <style:text-properties style:font-name="Times New Roman" fo:font-size="10.5pt" fo:font-weight="bold" officeooo:rsid="000fc3a0" style:font-name-asian="Times New Roman2" style:font-size-asian="10.5pt" style:font-weight-asian="bold" style:font-name-complex="Times New Roman2" style:font-size-complex="10.5pt"/>
    </style:style>
    <style:style style:name="T13" style:family="text">
      <style:text-properties style:font-name="Times New Roman" fo:font-size="10.5pt" fo:font-weight="bold" officeooo:rsid="002031e1" style:font-name-asian="Times New Roman2" style:font-size-asian="10.5pt" style:font-weight-asian="bold" style:font-name-complex="Times New Roman2" style:font-size-complex="10.5pt"/>
    </style:style>
    <style:style style:name="T14" style:family="text">
      <style:text-properties style:font-name="Times New Roman" fo:font-size="10.5pt" fo:font-weight="bold" officeooo:rsid="0039b0f3" style:font-name-asian="Times New Roman2" style:font-size-asian="10.5pt" style:font-weight-asian="bold" style:font-name-complex="Times New Roman2" style:font-size-complex="10.5pt"/>
    </style:style>
    <style:style style:name="T15" style:family="text">
      <style:text-properties style:font-name="Times New Roman" fo:font-size="10.5pt" fo:font-weight="bold" officeooo:rsid="003d7887" style:font-name-asian="Times New Roman2" style:font-size-asian="10.5pt" style:font-weight-asian="bold" style:font-name-complex="Times New Roman2" style:font-size-complex="10.5pt"/>
    </style:style>
    <style:style style:name="T16" style:family="text">
      <style:text-properties style:font-name="Times New Roman" fo:font-size="10.5pt" fo:font-weight="bold" officeooo:rsid="003df9fb" style:font-name-asian="Times New Roman2" style:font-size-asian="10.5pt" style:font-weight-asian="bold" style:font-name-complex="Times New Roman2" style:font-size-complex="10.5pt"/>
    </style:style>
    <style:style style:name="T17" style:family="text">
      <style:text-properties style:font-name="Times New Roman" fo:font-size="10.5pt" fo:font-weight="bold" officeooo:rsid="00492dbe" style:font-name-asian="Times New Roman2" style:font-size-asian="10.5pt" style:font-weight-asian="bold" style:font-name-complex="Times New Roman2" style:font-size-complex="10.5pt"/>
    </style:style>
    <style:style style:name="T18" style:family="text">
      <style:text-properties style:font-name="Times New Roman" fo:font-size="10.5pt" fo:font-weight="bold" officeooo:rsid="0023082a" style:font-name-asian="Times New Roman2" style:font-size-asian="10.5pt" style:font-weight-asian="bold" style:font-name-complex="Times New Roman2" style:font-size-complex="10.5pt"/>
    </style:style>
    <style:style style:name="T19" style:family="text">
      <style:text-properties style:font-name="Times New Roman" fo:font-size="10.5pt" fo:font-weight="bold" officeooo:rsid="001cd417" style:font-name-asian="Times New Roman2" style:font-size-asian="10.5pt" style:font-weight-asian="bold" style:font-name-complex="Times New Roman2" style:font-size-complex="10.5pt"/>
    </style:style>
    <style:style style:name="T20" style:family="text">
      <style:text-properties style:font-name="Times New Roman" fo:font-size="10.5pt" fo:font-weight="bold" officeooo:rsid="0026b3c3" style:font-name-asian="Times New Roman2" style:font-size-asian="10.5pt" style:font-weight-asian="bold" style:font-name-complex="Times New Roman2" style:font-size-complex="10.5pt"/>
    </style:style>
    <style:style style:name="T21" style:family="text">
      <style:text-properties style:font-name="Times New Roman" fo:font-size="10.5pt" fo:font-weight="bold" officeooo:rsid="00256b17" style:font-name-asian="Times New Roman2" style:font-size-asian="10.5pt" style:font-weight-asian="bold" style:font-name-complex="Times New Roman2" style:font-size-complex="10.5pt"/>
    </style:style>
    <style:style style:name="T22" style:family="text">
      <style:text-properties style:font-name="Times New Roman" fo:font-size="10.5pt" fo:font-weight="bold" officeooo:rsid="001b932d" style:font-name-asian="Times New Roman2" style:font-size-asian="10.5pt" style:font-weight-asian="bold" style:font-name-complex="Times New Roman2" style:font-size-complex="10.5pt"/>
    </style:style>
    <style:style style:name="T23" style:family="text">
      <style:text-properties style:font-name="Times New Roman" fo:font-size="10.5pt" fo:font-weight="bold" officeooo:rsid="0029832f" style:font-name-asian="Times New Roman2" style:font-size-asian="10.5pt" style:font-weight-asian="bold" style:font-name-complex="Times New Roman2" style:font-size-complex="10.5pt"/>
    </style:style>
    <style:style style:name="T24" style:family="text">
      <style:text-properties style:font-name="Times New Roman" fo:font-size="10.5pt" fo:font-weight="bold" officeooo:rsid="004b4ea3" style:font-name-asian="Times New Roman2" style:font-size-asian="10.5pt" style:font-weight-asian="bold" style:font-name-complex="Times New Roman2" style:font-size-complex="10.5pt"/>
    </style:style>
    <style:style style:name="T25" style:family="text">
      <style:text-properties style:font-name="Times New Roman" fo:font-size="10.5pt" fo:font-weight="bold" officeooo:rsid="004bec43" style:font-name-asian="Times New Roman2" style:font-size-asian="10.5pt" style:font-weight-asian="bold" style:font-name-complex="Times New Roman2" style:font-size-complex="10.5pt"/>
    </style:style>
    <style:style style:name="T26" style:family="text">
      <style:text-properties style:font-name="Times New Roman" fo:font-size="10.5pt" fo:font-weight="bold" officeooo:rsid="002e5459" style:font-name-asian="Times New Roman2" style:font-size-asian="10.5pt" style:font-weight-asian="bold" style:font-name-complex="Times New Roman2" style:font-size-complex="10.5pt"/>
    </style:style>
    <style:style style:name="T27" style:family="text">
      <style:text-properties style:font-name="Times New Roman" fo:font-size="10.5pt" fo:font-weight="bold" officeooo:rsid="00091c26" style:font-name-asian="Times New Roman2" style:font-size-asian="10.5pt" style:font-weight-asian="bold" style:font-name-complex="Times New Roman2" style:font-size-complex="10.5pt"/>
    </style:style>
    <style:style style:name="T28" style:family="text">
      <style:text-properties style:font-name="Times New Roman" fo:font-size="10.5pt" fo:font-weight="bold" officeooo:rsid="0010db15" style:font-name-asian="Times New Roman2" style:font-size-asian="10.5pt" style:font-weight-asian="bold" style:font-name-complex="Times New Roman2" style:font-size-complex="10.5pt"/>
    </style:style>
    <style:style style:name="T29" style:family="text">
      <style:text-properties style:font-name="Times New Roman" fo:font-size="10pt" style:font-name-asian="Times New Roman2" style:font-size-asian="10pt" style:font-name-complex="Times New Roman2"/>
    </style:style>
    <style:style style:name="T30" style:family="text">
      <style:text-properties style:font-name="Times New Roman" fo:font-size="10pt" style:font-name-asian="Times New Roman2" style:font-size-asian="10pt" style:font-name-complex="Times New Roman2" style:font-size-complex="10pt"/>
    </style:style>
    <style:style style:name="T31" style:family="text">
      <style:text-properties style:font-name="Times New Roman" fo:font-size="10pt" officeooo:rsid="0036ff58" style:font-name-asian="Times New Roman2" style:font-size-asian="10pt" style:font-name-complex="Times New Roman2"/>
    </style:style>
    <style:style style:name="T32" style:family="text">
      <style:text-properties style:font-name="Times New Roman" fo:font-size="10pt" officeooo:rsid="002ce369" style:font-name-asian="Times New Roman2" style:font-size-asian="10pt" style:font-name-complex="Times New Roman2"/>
    </style:style>
    <style:style style:name="T33" style:family="text">
      <style:text-properties style:font-name="Times New Roman" fo:font-size="10pt" officeooo:rsid="00091c26" style:font-name-asian="Times New Roman2" style:font-size-asian="10pt" style:font-name-complex="Times New Roman2"/>
    </style:style>
    <style:style style:name="T34" style:family="text">
      <style:text-properties style:font-name="Times New Roman" fo:font-size="10pt" officeooo:rsid="000ad007" style:font-name-asian="Times New Roman2" style:font-size-asian="10pt" style:font-name-complex="Times New Roman2"/>
    </style:style>
    <style:style style:name="T35" style:family="text">
      <style:text-properties style:font-name="Times New Roman" fo:font-size="10pt" fo:font-style="italic" style:font-name-asian="Times New Roman2" style:font-size-asian="10pt" style:font-style-asian="italic" style:font-name-complex="Times New Roman2"/>
    </style:style>
    <style:style style:name="T36" style:family="text">
      <style:text-properties style:font-name="Times New Roman" fo:font-size="10pt" fo:font-weight="bold" style:font-name-asian="Times New Roman2" style:font-size-asian="10pt" style:font-weight-asian="bold" style:font-name-complex="Times New Roman2" style:font-size-complex="10pt"/>
    </style:style>
    <style:style style:name="T37" style:family="text">
      <style:text-properties style:font-name="Times New Roman" style:font-name-asian="Times New Roman2" style:font-name-complex="Times New Roman2"/>
    </style:style>
    <style:style style:name="T38" style:family="text">
      <style:text-properties style:font-name="Times New Roman" officeooo:rsid="00246975" style:font-name-asian="Times New Roman2" style:font-name-complex="Times New Roman2"/>
    </style:style>
    <style:style style:name="T39" style:family="text">
      <style:text-properties style:font-name="Times New Roman" officeooo:rsid="0014baf2" style:font-name-asian="Times New Roman2" style:font-name-complex="Times New Roman2"/>
    </style:style>
    <style:style style:name="T40" style:family="text">
      <style:text-properties style:font-name="Times New Roman" officeooo:rsid="00174d83" style:font-name-asian="Times New Roman2" style:font-name-complex="Times New Roman2"/>
    </style:style>
    <style:style style:name="T41" style:family="text">
      <style:text-properties style:font-name="Times New Roman" officeooo:rsid="00421a56" style:font-name-asian="Times New Roman2" style:font-name-complex="Times New Roman2"/>
    </style:style>
    <style:style style:name="T42" style:family="text">
      <style:text-properties style:font-name="Times New Roman" officeooo:rsid="0030a780" style:font-name-asian="Times New Roman2" style:font-name-complex="Times New Roman2"/>
    </style:style>
    <style:style style:name="T43" style:family="text">
      <style:text-properties style:font-name="Times New Roman" officeooo:rsid="00325c4e" style:font-name-asian="Times New Roman2" style:font-name-complex="Times New Roman2"/>
    </style:style>
    <style:style style:name="T44" style:family="text">
      <style:text-properties style:font-name="Times New Roman" officeooo:rsid="003df9fb" style:font-name-asian="Times New Roman2" style:font-name-complex="Times New Roman2"/>
    </style:style>
    <style:style style:name="T45" style:family="text">
      <style:text-properties style:font-name="Times New Roman" officeooo:rsid="0039b0f3" style:font-name-asian="Times New Roman2" style:font-name-complex="Times New Roman2"/>
    </style:style>
    <style:style style:name="T46" style:family="text">
      <style:text-properties style:font-name="Times New Roman" officeooo:rsid="001cd417" style:font-name-asian="Times New Roman2" style:font-name-complex="Times New Roman2"/>
    </style:style>
    <style:style style:name="T47" style:family="text">
      <style:text-properties style:font-name="Times New Roman" fo:font-style="italic" style:font-name-asian="Times New Roman2" style:font-style-asian="italic" style:font-name-complex="Times New Roman2"/>
    </style:style>
    <style:style style:name="T48" style:family="text">
      <style:text-properties style:font-name="Times New Roman" fo:font-style="italic" style:font-name-asian="Times New Roman2" style:font-style-asian="italic" style:font-name-complex="Times New Roman2" style:font-style-complex="italic"/>
    </style:style>
    <style:style style:name="T49" style:family="text">
      <style:text-properties style:font-name="Times New Roman" fo:font-style="italic" officeooo:rsid="0018d899" style:font-name-asian="Times New Roman2" style:font-style-asian="italic" style:font-name-complex="Times New Roman2" style:font-style-complex="italic"/>
    </style:style>
    <style:style style:name="T50" style:family="text">
      <style:text-properties style:font-name="Times New Roman" fo:font-style="italic" officeooo:rsid="001b932d" style:font-name-asian="Times New Roman2" style:font-style-asian="italic" style:font-name-complex="Times New Roman2" style:font-style-complex="italic"/>
    </style:style>
    <style:style style:name="T51" style:family="text">
      <style:text-properties style:font-name="Times New Roman" fo:font-style="italic" officeooo:rsid="004ac34a" style:font-name-asian="Times New Roman2" style:font-style-asian="italic" style:font-name-complex="Times New Roman2" style:font-style-complex="italic"/>
    </style:style>
    <style:style style:name="T52" style:family="text">
      <style:text-properties style:font-name="Times New Roman" fo:font-style="italic" fo:font-weight="bold" officeooo:rsid="00174d83" style:font-name-asian="Times New Roman2" style:font-style-asian="italic" style:font-weight-asian="bold" style:font-name-complex="Times New Roman2" style:font-style-complex="italic" style:font-weight-complex="bold"/>
    </style:style>
    <style:style style:name="T53" style:family="text">
      <style:text-properties style:font-name="Times New Roman" fo:font-style="normal" fo:font-weight="bold" officeooo:rsid="003df9fb" style:font-name-asian="Times New Roman2" style:font-style-asian="normal" style:font-weight-asian="bold" style:font-name-complex="Times New Roman2" style:font-style-complex="normal" style:font-weight-complex="bold"/>
    </style:style>
    <style:style style:name="T54" style:family="text">
      <style:text-properties style:font-name="Times New Roman" fo:font-style="normal" fo:font-weight="bold" officeooo:rsid="004eb1b1" style:font-name-asian="Times New Roman2" style:font-style-asian="normal" style:font-weight-asian="bold" style:font-name-complex="Times New Roman2" style:font-style-complex="normal" style:font-weight-complex="bold"/>
    </style:style>
    <style:style style:name="T55" style:family="text">
      <style:text-properties style:font-name="Times New Roman" fo:font-style="normal" fo:font-weight="bold" officeooo:rsid="003bf89c" style:font-name-asian="Times New Roman2" style:font-style-asian="normal" style:font-weight-asian="bold" style:font-name-complex="Times New Roman2" style:font-style-complex="normal" style:font-weight-complex="bold"/>
    </style:style>
    <style:style style:name="T56" style:family="text">
      <style:text-properties style:font-name="Times New Roman" fo:font-style="normal" fo:font-weight="bold" officeooo:rsid="003aa1c8" style:font-name-asian="Times New Roman2" style:font-style-asian="normal" style:font-weight-asian="bold" style:font-name-complex="Times New Roman2" style:font-style-complex="normal" style:font-weight-complex="bold"/>
    </style:style>
    <style:style style:name="T57" style:family="text">
      <style:text-properties style:font-name="Times New Roman" fo:font-style="normal" fo:font-weight="bold" officeooo:rsid="003a9fa9" style:font-name-asian="Times New Roman2" style:font-style-asian="normal" style:font-weight-asian="bold" style:font-name-complex="Times New Roman2" style:font-style-complex="normal" style:font-weight-complex="bold"/>
    </style:style>
    <style:style style:name="T58" style:family="text">
      <style:text-properties style:font-name="Times New Roman" fo:font-style="normal" officeooo:rsid="003e016f" style:font-name-asian="Times New Roman2" style:font-style-asian="normal" style:font-name-complex="Times New Roman2" style:font-style-complex="normal"/>
    </style:style>
    <style:style style:name="T59" style:family="text">
      <style:text-properties style:font-name="Times New Roman" fo:font-style="normal" officeooo:rsid="00492dbe" style:font-name-asian="Times New Roman2" style:font-style-asian="normal" style:font-name-complex="Times New Roman2" style:font-style-complex="normal"/>
    </style:style>
    <style:style style:name="T60" style:family="text">
      <style:text-properties style:font-name="Times New Roman" fo:font-style="normal" officeooo:rsid="0048d154" style:font-name-asian="Times New Roman2" style:font-style-asian="normal" style:font-name-complex="Times New Roman2" style:font-style-complex="normal"/>
    </style:style>
    <style:style style:name="T61" style:family="text">
      <style:text-properties style:font-name="Times New Roman" fo:font-style="normal" officeooo:rsid="004801c2" style:font-name-asian="Times New Roman2" style:font-style-asian="normal" style:font-name-complex="Times New Roman2" style:font-style-complex="normal"/>
    </style:style>
    <style:style style:name="T62" style:family="text">
      <style:text-properties style:font-name="Times New Roman" fo:font-style="normal" officeooo:rsid="0051a2d1" style:font-name-asian="Times New Roman2" style:font-style-asian="normal" style:font-name-complex="Times New Roman2" style:font-style-complex="normal"/>
    </style:style>
    <style:style style:name="T63" style:family="text">
      <style:text-properties style:font-name="Times New Roman" fo:font-style="normal" officeooo:rsid="0052bb4f" style:font-name-asian="Times New Roman2" style:font-style-asian="normal" style:font-name-complex="Times New Roman2" style:font-style-complex="normal"/>
    </style:style>
    <style:style style:name="T64" style:family="text">
      <style:text-properties style:font-name="Times New Roman" fo:font-style="normal" officeooo:rsid="003a9fa9" style:font-name-asian="Times New Roman2" style:font-style-asian="normal" style:font-name-complex="Times New Roman2" style:font-style-complex="normal"/>
    </style:style>
    <style:style style:name="T65" style:family="text">
      <style:text-properties style:font-name="Times New Roman" fo:font-style="normal" officeooo:rsid="00174d83" style:font-name-asian="Times New Roman2" style:font-style-asian="normal" style:font-name-complex="Times New Roman2" style:font-style-complex="normal"/>
    </style:style>
    <style:style style:name="T66" style:family="text">
      <style:text-properties style:font-name="Times New Roman" fo:font-style="normal" officeooo:rsid="0039b0f3" style:font-name-asian="Times New Roman2" style:font-style-asian="normal" style:font-name-complex="Times New Roman2" style:font-style-complex="normal"/>
    </style:style>
    <style:style style:name="T67" style:family="text">
      <style:text-properties style:font-name="Times New Roman" fo:font-style="normal" officeooo:rsid="003d7887" style:font-name-asian="Times New Roman2" style:font-style-asian="normal" style:font-name-complex="Times New Roman2" style:font-style-complex="normal"/>
    </style:style>
    <style:style style:name="T68" style:family="text">
      <style:text-properties style:font-name="Times New Roman" fo:font-style="normal" officeooo:rsid="004ac34a" style:font-name-asian="Times New Roman2" style:font-style-asian="normal" style:font-name-complex="Times New Roman2" style:font-style-complex="normal"/>
    </style:style>
    <style:style style:name="T69" style:family="text">
      <style:text-properties style:font-name="Times New Roman" fo:font-style="normal" officeooo:rsid="004b4ea3" style:font-name-asian="Times New Roman2" style:font-style-asian="normal" style:font-name-complex="Times New Roman2" style:font-style-complex="normal"/>
    </style:style>
    <style:style style:name="T70" style:family="text">
      <style:text-properties style:font-name="Times New Roman" fo:font-style="normal" officeooo:rsid="003df9fb" style:font-name-asian="Times New Roman2" style:font-style-asian="normal" style:font-name-complex="Times New Roman2" style:font-style-complex="normal"/>
    </style:style>
    <style:style style:name="T71" style:family="text">
      <style:text-properties style:font-name="Times New Roman" fo:font-style="normal" officeooo:rsid="0053dc60" style:font-name-asian="Times New Roman2" style:font-style-asian="normal" style:font-name-complex="Times New Roman2" style:font-style-complex="normal"/>
    </style:style>
    <style:style style:name="T72" style:family="text">
      <style:text-properties style:font-name="Times New Roman" fo:font-style="normal" officeooo:rsid="00256b17" style:font-name-asian="Times New Roman2" style:font-style-asian="normal" style:font-name-complex="Times New Roman2" style:font-style-complex="normal"/>
    </style:style>
    <style:style style:name="T73" style:family="text">
      <style:text-properties style:font-name="Times New Roman" fo:font-style="normal" officeooo:rsid="00421a56" style:font-name-asian="Times New Roman2" style:font-style-asian="normal" style:font-name-complex="Times New Roman2" style:font-style-complex="normal"/>
    </style:style>
    <style:style style:name="T74" style:family="text">
      <style:text-properties style:font-name="Times New Roman" fo:font-style="normal" officeooo:rsid="000d8b8a" style:font-name-asian="Times New Roman2" style:font-style-asian="normal" style:font-name-complex="Times New Roman2" style:font-style-complex="normal"/>
    </style:style>
    <style:style style:name="T75" style:family="text">
      <style:text-properties style:font-name="Times New Roman" fo:font-style="normal" officeooo:rsid="000f49ee" style:font-name-asian="Times New Roman2" style:font-style-asian="normal" style:font-name-complex="Times New Roman2" style:font-style-complex="normal"/>
    </style:style>
    <style:style style:name="T76" style:family="text">
      <style:text-properties style:font-name="Times New Roman" fo:font-style="normal" officeooo:rsid="0010db15" style:font-name-asian="Times New Roman2" style:font-style-asian="normal" style:font-name-complex="Times New Roman2" style:font-style-complex="normal"/>
    </style:style>
    <style:style style:name="T77" style:family="text">
      <style:text-properties style:font-name="Times New Roman" fo:font-style="normal" fo:font-weight="normal" officeooo:rsid="004eb1b1" style:font-name-asian="Times New Roman2" style:font-style-asian="normal" style:font-weight-asian="normal" style:font-name-complex="Times New Roman2" style:font-style-complex="normal" style:font-weight-complex="normal"/>
    </style:style>
    <style:style style:name="T78" style:family="text">
      <style:text-properties style:font-name="Times New Roman" fo:font-style="normal" fo:font-weight="normal" officeooo:rsid="004f0acf" style:font-name-asian="Times New Roman2" style:font-style-asian="normal" style:font-weight-asian="normal" style:font-name-complex="Times New Roman2" style:font-style-complex="normal" style:font-weight-complex="normal"/>
    </style:style>
    <style:style style:name="T79" style:family="text">
      <style:text-properties style:font-name="Times New Roman" fo:font-weight="bold" style:font-name-asian="Times New Roman2" style:font-weight-asian="bold" style:font-name-complex="Times New Roman2"/>
    </style:style>
    <style:style style:name="T80" style:family="text">
      <style:text-properties officeooo:rsid="003f85c2"/>
    </style:style>
    <style:style style:name="T81" style:family="text">
      <style:text-properties officeooo:rsid="0029832f"/>
    </style:style>
    <style:style style:name="T82" style:family="text">
      <style:text-properties officeooo:rsid="004ac34a"/>
    </style:style>
    <style:style style:name="T83" style:family="text">
      <style:text-properties fo:font-variant="normal" fo:text-transform="none" style:font-name="Times New Roman" fo:font-size="10.5pt" fo:letter-spacing="normal" fo:font-style="normal" fo:font-weight="bold" officeooo:rsid="004bec43" style:font-name-asian="Times New Roman2" style:font-size-asian="10.5pt" style:font-weight-asian="bold" style:font-name-complex="Times New Roman2" style:font-size-complex="10.5pt"/>
    </style:style>
    <style:style style:name="T84" style:family="text">
      <style:text-properties fo:font-variant="normal" fo:text-transform="none" style:font-name="Times New Roman" fo:font-size="10.5pt" fo:letter-spacing="normal" fo:font-style="normal" fo:font-weight="bold" officeooo:rsid="00091c26" style:font-name-asian="Times New Roman2" style:font-size-asian="10.5pt" style:font-weight-asian="bold" style:font-name-complex="Times New Roman2" style:font-size-complex="10.5pt"/>
    </style:style>
    <style:style style:name="T85" style:family="text">
      <style:text-properties fo:font-variant="normal" fo:text-transform="none" fo:font-size="10.5pt" fo:letter-spacing="normal" fo:font-style="normal" officeooo:rsid="00072614" style:font-size-asian="10.5pt" style:font-size-complex="10.5pt"/>
    </style:style>
    <style:style style:name="T86" style:family="text">
      <style:text-properties fo:font-variant="normal" fo:text-transform="none" fo:color="#24292e" style:font-name="Times New Roman1" fo:letter-spacing="normal" fo:font-style="normal"/>
    </style:style>
    <style:style style:name="T87" style:family="text">
      <style:text-properties officeooo:rsid="00406bbd"/>
    </style:style>
    <style:style style:name="T88" style:family="text">
      <style:text-properties officeooo:rsid="0053dc60"/>
    </style:style>
    <style:style style:name="T89" style:family="text">
      <style:text-properties style:font-size-complex="10pt"/>
    </style:style>
    <style:style style:name="T90" style:family="text">
      <style:text-properties officeooo:rsid="002ce369"/>
    </style:style>
    <style:style style:name="T91" style:family="text">
      <style:text-properties fo:font-size="10.5pt" style:font-size-asian="10.5pt" style:font-size-complex="10.5pt"/>
    </style:style>
    <style:style style:name="T92" style:family="text">
      <style:text-properties fo:font-size="10.5pt" officeooo:rsid="00072614" style:font-size-asian="10.5pt" style:font-size-complex="10.5pt"/>
    </style:style>
    <style:style style:name="T93" style:family="text">
      <style:text-properties fo:font-size="10.5pt" officeooo:rsid="00091c26" style:font-size-asian="10.5pt" style:font-size-complex="10.5pt"/>
    </style:style>
    <style:style style:name="T94" style:family="text">
      <style:text-properties style:font-weight-complex="normal"/>
    </style:style>
    <style:style style:name="T95" style:family="text">
      <style:text-properties officeooo:rsid="001436a2" style:font-weight-complex="normal"/>
    </style:style>
    <style:style style:name="T96" style:family="text">
      <style:text-properties officeooo:rsid="000ad007"/>
    </style:style>
    <style:style style:name="T97" style:family="text">
      <style:text-properties officeooo:rsid="000c1d22"/>
    </style:style>
    <style:style style:name="T98" style:family="text">
      <style:text-properties officeooo:rsid="000cfe65"/>
    </style:style>
    <style:style style:name="T99" style:family="text">
      <style:text-properties officeooo:rsid="001269d8"/>
    </style:style>
    <style:style style:name="T100" style:family="text">
      <style:text-properties officeooo:rsid="00072614"/>
    </style:style>
    <style:style style:name="T101" style:family="text">
      <style:text-properties style:font-name="Times New Roman1"/>
    </style:style>
    <style:style style:name="T102" style:family="text">
      <style:text-properties style:font-name="Times New Roman1" officeooo:rsid="001436a2"/>
    </style:style>
    <style:style style:name="T103" style:family="text">
      <style:text-properties style:font-name="Times New Roman1" officeooo:rsid="001465d6"/>
    </style:style>
    <style:style style:name="T104" style:family="text">
      <style:text-properties officeooo:rsid="001436a2"/>
    </style:style>
    <style:style style:name="T105" style:family="text">
      <style:text-properties officeooo:rsid="001465d6"/>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text:span text:style-name="T4">(626) 475-6283</text:span><text:span text:style-name="T6"> <text:s text:c="30"/>Nathanial Hapeman <text:s text:c="13"/></text:span><text:span text:style-name="T4"><text:s text:c="16"/></text:span><text:span text:style-name="T5">Los Angeles</text:span><text:span text:style-name="T4">, CA</text:span></text:h>
      <text:h text:style-name="P21" text:outline-level="1">Portfolio: nhapeman.com <text:s text:c="78"/>Email: <text:s/><text:span text:style-name="T7">n</text:span>hapeman@gmail.com</text:h>
      <text:h text:style-name="P26" text:outline-level="1">01010100 01101000 01100101 01110010 01100101 00100000 01101001 01110011 00100000 01101110 01101111 00100000 01110011 01110101 01100010 01110011 01110100 01101001 01110100 01110101 01110100 01100101 00100000 01100110 01101111 01110010 00100000 01101000 01100001 01110010 01100100 00100000 01110111 01101111 01110010 01101011 00101110</text:h>
      <text:p text:style-name="P3">Education</text:p>
      <text:p text:style-name="P8"><text:span text:style-name="T8"><text:tab/></text:span><text:span text:style-name="T10">University of California, Riverside </text:span><text:span text:style-name="T30"><text:s text:c="2"/></text:span><text:span text:style-name="T29"><text:s text:c="72"/></text:span><text:span text:style-name="T35">Sept 2008 - Dec 2013</text:span><text:span text:style-name="T37"> <text:s text:c="8"/></text:span><text:span text:style-name="T35"><text:s text:c="102"/></text:span><text:span text:style-name="T47"><text:s text:c="7"/></text:span><text:span text:style-name="T9"><text:s text:c="34"/><text:tab/> <text:s text:c="4"/></text:span><text:span text:style-name="T29">Bachelor of Science, Mechanical Engineering <text:s text:c="76"/></text:span><text:span text:style-name="T35">GPA 3.14</text:span></text:p>
      <text:p text:style-name="P16"><text:span text:style-name="T29"><text:tab/> <text:s text:c="5"/>Minor, Computer Science <text:s text:c="24"/></text:span><text:span text:style-name="T35"><text:s text:c="18"/></text:span><text:span text:style-name="T29"><text:s text:c="11"/></text:span><text:span text:style-name="T35"><text:s text:c="55"/>GPA 3.63</text:span></text:p>
      <text:p text:style-name="P4">Professional Experience</text:p>
      <text:p text:style-name="P17"><text:span text:style-name="T11"><text:tab/>Applied </text:span><text:span text:style-name="T12">Inven</text:span><text:span text:style-name="T13">tion -</text:span><text:span text:style-name="T14"> </text:span><text:span text:style-name="T15">Full </text:span><text:span text:style-name="T16">S</text:span><text:span text:style-name="T15">tack</text:span><text:span text:style-name="T17"> </text:span><text:span text:style-name="T28">and </text:span><text:span text:style-name="T18">Geospatial </text:span><text:span text:style-name="T16">D</text:span><text:span text:style-name="T14">evelopment</text:span><text:span text:style-name="T13"> <text:s text:c="12"/></text:span><text:span text:style-name="T10"><text:s text:c="11"/></text:span><text:span text:style-name="T37"><text:s text:c="11"/></text:span><text:span text:style-name="T38">J</text:span><text:span text:style-name="T49">une</text:span><text:span text:style-name="T48"> 2014-Present</text:span></text:p>
      <text:p text:style-name="P17"><text:span text:style-name="T48"><text:tab/></text:span><text:span text:style-name="T52"> <text:s text:c="3"/></text:span><text:span text:style-name="T53">Full Stack Development </text:span><text:span text:style-name="T54">for computer vision project</text:span><text:span text:style-name="T55">:</text:span></text:p>
      <text:p text:style-name="P10"><text:span text:style-name="T58"><text:tab/> <text:s text:c="5"/></text:span><text:span text:style-name="T59">W</text:span><text:span text:style-name="T60">rote</text:span><text:span text:style-name="T61"> the </text:span><text:span text:style-name="T59">entire </text:span><text:span text:style-name="T61">frontend for an in-house </text:span><text:span text:style-name="T60">machine learning </text:span><text:span text:style-name="T61">training data generation websit</text:span><text:span text:style-name="T75">e</text:span></text:p>
      <text:p text:style-name="P10"><text:span text:style-name="T61"><text:tab/> <text:s text:c="5"/></text:span><text:span text:style-name="T75">Operates on large images </text:span><text:span text:style-name="T76">and includes custom canvas zooming and annotation tools</text:span></text:p>
      <text:p text:style-name="P9"><text:span text:style-name="T61"><text:tab/> <text:s text:c="5"/></text:span><text:span text:style-name="T74">Includes dashboard to view data pipeline and user performance stats</text:span></text:p>
      <text:p text:style-name="P9"><text:span text:style-name="T62"><text:tab/> <text:s text:c="5"/></text:span><text:span text:style-name="T63">Worked extensively with end-users to improve the website user experience</text:span></text:p>
      <text:p text:style-name="P9"><text:span text:style-name="T62"><text:tab/> <text:s text:c="5"/></text:span><text:span text:style-name="T76">Rewrote a sizable portion of the backend to improve performance and ease of development</text:span></text:p>
      <text:p text:style-name="P11"><text:span text:style-name="T77"><text:tab/> <text:s text:c="5"/>Imported training data from third party sources </text:span><text:span text:style-name="T78">and fixed failed data migrations</text:span></text:p>
      <text:p text:style-name="P17"><text:span text:style-name="T48"><text:tab/> <text:s text:c="3"/></text:span><text:span text:style-name="T56">Geospatial </text:span><text:span text:style-name="T57">Game Engine </text:span><text:span text:style-name="T53">Development</text:span><text:span text:style-name="T57">:</text:span></text:p>
      <text:p text:style-name="P17"><text:span text:style-name="T64"><text:tab/> <text:s text:c="4"/></text:span><text:span text:style-name="T65"><text:s/></text:span><text:span text:style-name="T66">Worked on an in-house </text:span><text:span text:style-name="T67">c++ </text:span><text:span text:style-name="T66">geospatial game engine </text:span><text:span text:style-name="T68">used for simulations</text:span></text:p>
      <text:p text:style-name="P17"><text:span text:style-name="T64"><text:s text:c="20"/>Wrote</text:span><text:span text:style-name="T65"> </text:span><text:span text:style-name="T69">entire </text:span><text:span text:style-name="T70">file system </text:span><text:span text:style-name="T65">diagnostics website </text:span><text:span text:style-name="T64">for mapserver</text:span></text:p>
      <text:p text:style-name="P17"><text:span text:style-name="T64"><text:s text:c="3"/><text:tab/> <text:s text:c="5"/></text:span><text:span text:style-name="T71">Modified the mapserver and game engine to support new <text:s/></text:span><text:span text:style-name="T72">terrain layers </text:span><text:span text:style-name="T71">and to allow dynamic switching</text:span></text:p>
      <text:p text:style-name="P11"><text:span text:style-name="T38"><text:tab/> <text:s text:c="5"/></text:span><text:span text:style-name="T39">Built a hotkey menu system that allows users to customize and define new hotkeys</text:span><text:span text:style-name="T38"><text:tab/> <text:s text:c="5"/></text:span></text:p>
      <text:p text:style-name="P11"><text:span text:style-name="T40"><text:tab/> <text:s text:c="5"/></text:span><text:span text:style-name="T41">Added</text:span><text:span text:style-name="T42"> numerous algorithms like</text:span><text:span text:style-name="T43"> </text:span><text:span text:style-name="T42">semi-realistic radar detection </text:span><text:span text:style-name="T43">or 3D network visuali</text:span><text:span text:style-name="T44">zation</text:span></text:p>
      <text:p text:style-name="P11"><text:span text:style-name="T42"><text:s text:c="20"/>Adding an eye tracking system to engine and </text:span><text:span text:style-name="T45">implemented</text:span><text:span text:style-name="T42"> Kalman filter to smooth user eye data</text:span></text:p>
      <text:p text:style-name="P11"><text:span text:style-name="T73"><text:s text:c="20"/>Developed</text:span><text:span text:style-name="T67"> data ingestion mechanisms for real and simulated data</text:span><text:span text:style-name="T40"><text:tab/></text:span></text:p>
      <text:p text:style-name="P22"><text:span text:style-name="T19">FrackOptima, </text:span><text:span text:style-name="T20">Part-time</text:span><text:span text:style-name="T21"> </text:span><text:span text:style-name="T22">Full Stack/ </text:span><text:span text:style-name="T23">Python Developer</text:span><text:span text:style-name="T10"> <text:s text:c="7"/></text:span><text:span text:style-name="T37"><text:s text:c="25"/></text:span><text:span text:style-name="T46"><text:s text:c="2"/></text:span><text:span text:style-name="T50">May</text:span><text:span text:style-name="T48"> 201</text:span><text:span text:style-name="T50">6</text:span><text:span text:style-name="T48">-</text:span><text:span text:style-name="T51">October 2017</text:span></text:p>
      <text:p text:style-name="P5"><text:tab/> <text:s text:c="5"/><text:span text:style-name="T80">Wrote, test, and debugged code for Fracking application built using Python and Pyside</text:span></text:p>
      <text:p text:style-name="P5"><text:span text:style-name="T81"><text:tab/> <text:s text:c="5"/>Added small features to company website that uses </text:span>AWS, Flas<text:span text:style-name="T82">k</text:span>, CSS, jQuery, Jinja2</text:p>
      <text:p text:style-name="P18">Personal Projects</text:p>
      <text:p text:style-name="P25"><text:span text:style-name="T92">Whirling - </text:span><text:span text:style-name="T93">An AI Driven Music Visualizer</text:span><text:span text:style-name="T92"> </text:span><text:span text:style-name="T91">(</text:span><text:span text:style-name="T85">Python, OpenGL, Numpy, Librosa, Spleeter</text:span><text:span text:style-name="T91">)</text:span></text:p>
      <text:p text:style-name="P1"><text:span text:style-name="T31"><text:s text:c="20"/></text:span><text:span text:style-name="T33">Uses audio feature extraction and audio segmentation to parse and understand music</text:span></text:p>
      <text:p text:style-name="P27"><text:s text:c="20"/>Heavily optimized to run at 60fps in python by using numpy and OpenGL</text:p>
      <text:p text:style-name="P2"><text:span text:style-name="T33"><text:s text:c="20"/></text:span><text:span text:style-name="T34">Useful debug features like visualizing audio features and spectrograms per segmentation</text:span></text:p>
      <text:p text:style-name="P23"><text:span text:style-name="T10">Web Development (</text:span><text:span text:style-name="T27">Angular, </text:span><text:span text:style-name="T25">V</text:span><text:span text:style-name="T24">ue.js, S</text:span><text:span text:style-name="T25">ass</text:span><text:span text:style-name="T10">, </text:span><text:span text:style-name="T25">Flask, </text:span><text:span text:style-name="T83">PostgreSQL, </text:span><text:span text:style-name="T84">FastAPI</text:span><text:span text:style-name="T10">)</text:span></text:p>
      <text:p text:style-name="P7"><text:tab/> <text:s text:c="5"/><text:span text:style-name="T98">Countless hours devoted attempting to keep up with the latest in the field</text:span></text:p>
      <text:p text:style-name="P7"><text:tab/> <text:s text:c="5"/><text:span text:style-name="T97">B</text:span>uilt personal portfolio from scratch <text:span text:style-name="T96">in Vue.js</text:span></text:p>
      <text:p text:style-name="P8"><text:span text:style-name="T79"><text:tab/></text:span><text:span text:style-name="T10">Super Mario Brothers </text:span><text:span text:style-name="T26">Engine</text:span><text:span text:style-name="T10"> (c/c++ and SDL)</text:span></text:p>
      <text:p text:style-name="P6"><text:tab/> <text:s text:c="5"/>Capable of loading, saving, running 60 FPS, changing audio effects</text:p>
      <text:p text:style-name="P19"><text:s text:c="21"/>Uses OO programming, containers, memory management, and Threading</text:p>
      <text:p text:style-name="P24">Desktop Music Player (Java and JavaZoom)</text:p>
      <text:p text:style-name="P20"><text:s text:c="21"/>Designed like iTunes but optimized for playlist management</text:p>
      <text:p text:style-name="P20"><text:s text:c="21"/>Uses multithread synchronization, object serialization, regex filters, swing components</text:p>
      <text:p text:style-name="P24">Pacman and Minesweeper Clones (JavaScript)</text:p>
      <text:p text:style-name="P13"><text:s text:c="7"/>Both games use fast algorithms and appropriate data structures</text:p>
      <text:p text:style-name="P13"><text:s text:c="7"/>Ghost<text:span text:style-name="T105">s</text:span> in Pacman use Dijkstra’s algorithm to find shortest path to Pacman</text:p>
      <text:p text:style-name="P24"><text:span text:style-name="T87">Numerous 3D and 2D projects</text:span> <text:s/>(Matlab)</text:p>
      <text:p text:style-name="P13"><text:s text:c="7"/>Awarded top in class for creating a racecar simulation <text:span text:style-name="T87">that had drifting, flips, burnouts, etc.</text:span></text:p>
      <text:p text:style-name="P13"><text:s text:c="7"/><text:span text:style-name="T87">Wrote OCR software c</text:span>apable of identifying the letters written in a <text:span text:style-name="T88">simple</text:span> picture</text:p>
      <text:p text:style-name="P13"><text:s text:c="7"/>Developed other models to simulate wind, gravity, jet propulsion, N-body experiments</text:p>
      <text:p text:style-name="P12">iOS Phone Development (Objective-C and Lua)</text:p>
      <text:p text:style-name="P15"><text:span text:style-name="T36"><text:s text:c="7"/></text:span><text:span text:style-name="T29">Built multi-directional shooter using the Corona SDK </text:span><text:span text:style-name="T32">for 48-hour hackaton</text:span></text:p>
      <text:p text:style-name="P14"><text:span text:style-name="T89"><text:s text:c="7"/></text:span>Created a tower defense <text:span text:style-name="T90">game</text:span> using Objective-C</text:p>
      <text:p text:style-name="P28"><text:span text:style-name="T94">Honorable </text:span><text:span text:style-name="T95">G</text:span><text:span text:style-name="T94">ithub </text:span><text:span text:style-name="T95">R</text:span><text:span text:style-name="T94">epo</text:span><text:span text:style-name="T95">sitory</text:span><text:span text:style-name="T94"> </text:span><text:span text:style-name="T95">M</text:span><text:span text:style-name="T94">entions</text:span></text:p>
      <text:p text:style-name="P29"><text:s text:c="7"/>Jot<text:span text:style-name="T101"> - </text:span><text:span text:style-name="T103">T</text:span><text:span text:style-name="T86">erminal based markdown note taking helper with device synchronization</text:span></text:p>
      <text:p text:style-name="P31"><text:span text:style-name="T101"><text:s text:c="7"/>Pixel Chaser - A</text:span><text:span text:style-name="T103">n</text:span><text:span text:style-name="T100"> </text:span>image drawer using <text:span text:style-name="T100">image processing to drive a DFS based drawer</text:span></text:p>
      <text:p text:style-name="P30"><text:s text:c="7"/>Tblr - <text:span text:style-name="T99">A set of CSS classes for rapidly positioning HTML elements</text:span></text:p>
      <text:p text:style-name="P30"><text:span text:style-name="T100"><text:s text:c="7"/></text:span>Dotfiles - <text:span text:style-name="T104">My dotfiles across all Linux based computers I 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default-outline-level="1" style:list-style-name="" style:class="text">
      <style:paragraph-properties fo:margin-top="0in" fo:margin-bottom="0in" loext:contextual-spacing="false" fo:line-height="100%" fo:keep-together="always" fo:keep-with-next="always"/>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9T23:51:05.146603932</meta:creation-date>
    <dc:date>2020-10-30T09:19:28.586011102</dc:date>
    <meta:editing-duration>PT24M2S</meta:editing-duration>
    <meta:editing-cycles>4</meta:editing-cycles>
    <meta:generator>LibreOffice/6.0.7.3$Linux_X86_64 LibreOffice_project/00m0$Build-3</meta:generator>
    <meta:document-statistic meta:table-count="0" meta:image-count="0" meta:object-count="0" meta:page-count="1" meta:paragraph-count="55" meta:word-count="557" meta:character-count="4888" meta:non-whitespace-character-count="3367"/>
  </office:meta>
</office:document-meta>
</file>